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/>
    </style:style>
    <style:style style:name="Table1.A" style:family="table-column">
      <style:table-column-properties style:column-width="3.4354in" style:rel-column-width="32767*"/>
    </style:style>
    <style:style style:name="Table1.B" style:family="table-column">
      <style:table-column-properties style:column-width="3.4354in" style:rel-column-width="32768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ff3333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800000"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Line Counting</text:p>
      <text:p text:style-name="P5"/>
      <text:p text:style-name="P6"/>
      <text:p text:style-name="P6">Problem : How many sleeping lines are there in given figures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rect text:anchor-type="paragraph" draw:z-index="0" draw:style-name="gr1" draw:text-style-name="P7" svg:width="0.6252in" svg:height="0.448in" svg:x="2.2437in" svg:y="0.0035in"><text:p text:style-name="P7">2</text:p></draw:rect></text:p>
          </table:table-cell>
          <table:table-cell table:style-name="Table1.A1" office:value-type="string">
            <text:p text:style-name="P4"><draw:rect text:anchor-type="paragraph" draw:z-index="1" draw:style-name="gr2" draw:text-style-name="P7" svg:width="0.6252in" svg:height="0.448in" svg:x="2.2437in" svg:y="0.0035in"><text:p/></draw:rect>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2" draw:style-name="gr2" draw:text-style-name="P7" svg:width="0.6252in" svg:height="0.448in" svg:x="2.2437in" svg:y="0.0035in"><text:p/></draw:rect></text:p>
          </table:table-cell>
          <table:table-cell table:style-name="Table1.A1" office:value-type="string">
            <text:p text:style-name="P4"><draw:rect text:anchor-type="paragraph" draw:z-index="3" draw:style-name="gr2" draw:text-style-name="P7" svg:width="0.6252in" svg:height="0.448in" svg:x="2.2437in" svg:y="0.0035in"><text:p/></draw:rect>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4" draw:style-name="gr2" draw:text-style-name="P7" svg:width="0.6252in" svg:height="0.448in" svg:x="2.2437in" svg:y="0.0035in"><text:p/></draw:rect></text:p>
          </table:table-cell>
          <table:table-cell table:style-name="Table1.A1" office:value-type="string">
            <text:p text:style-name="P4"><draw:rect text:anchor-type="paragraph" draw:z-index="5" draw:style-name="gr2" draw:text-style-name="P7" svg:width="0.6252in" svg:height="0.448in" svg:x="2.2437in" svg:y="0.0035in"><text:p/></draw:rect>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6" draw:style-name="gr2" draw:text-style-name="P7" svg:width="0.6252in" svg:height="0.448in" svg:x="2.2437in" svg:y="0.0035in"><text:p/></draw:rect></text:p>
          </table:table-cell>
          <table:table-cell table:style-name="Table1.A1" office:value-type="string">
            <text:p text:style-name="P4"><draw:rect text:anchor-type="paragraph" draw:z-index="7" draw:style-name="gr2" draw:text-style-name="P7" svg:width="0.6252in" svg:height="0.448in" svg:x="2.2437in" svg:y="0.0035in"><text:p/></draw:rect>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8" draw:style-name="gr2" draw:text-style-name="P7" svg:width="0.6252in" svg:height="0.448in" svg:x="2.2437in" svg:y="0.0035in"><text:p/></draw:rect></text:p>
          </table:table-cell>
          <table:table-cell table:style-name="Table1.A1" office:value-type="string">
            <text:p text:style-name="P4"><draw:rect text:anchor-type="paragraph" draw:z-index="9" draw:style-name="gr2" draw:text-style-name="P7" svg:width="0.6252in" svg:height="0.448in" svg:x="2.2437in" svg:y="0.0035in"><text:p/></draw:rect>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10" draw:style-name="gr2" draw:text-style-name="P7" svg:width="0.6252in" svg:height="0.448in" svg:x="2.2437in" svg:y="0.0035in"><text:p/></draw:rect></text:p>
          </table:table-cell>
          <table:table-cell table:style-name="Table1.A1" office:value-type="string">
            <text:p text:style-name="P4"><draw:rect text:anchor-type="paragraph" draw:z-index="11" draw:style-name="gr2" draw:text-style-name="P7" svg:width="0.6252in" svg:height="0.448in" svg:x="2.2437in" svg:y="0.0035in"><text:p/></draw:rec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4-12-14T23:34:06.96</dc:date>
    <dc:creator>Anoop Jain</dc:creator>
    <meta:editing-duration>PT7M51S</meta:editing-duration>
    <meta:editing-cycles>5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4" meta:word-count="22" meta:character-count="202"/>
  </office:meta>
</office:document-meta>
</file>